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10000000100C63A078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916cm" svg:height="6.916cm" svg:x="7.336cm" svg:y="10.511cm">
          <draw:image xlink:href="Pictures/100000000000010000000100C63A078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1"/>
    <meta:generator>LibreOffice/3.4$Unix LibreOffice_project/340m1$Build-502</meta:generator>
  </office:meta>
</office:document-meta>
</file>